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graphic-properties draw:textarea-vertical-align="middle"/>
    </style:style>
    <style:style style:name="gr62" style:family="graphic" style:parent-style-name="standard">
      <style:graphic-properties draw:stroke="none" svg:stroke-color="#000000" draw:fill="none" draw:fill-color="#ffffff" fo:min-height="0.712cm"/>
    </style:style>
    <style:style style:name="gr6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graphic-properties draw:stroke="none" svg:stroke-color="#000000" draw:fill="none" draw:fill-color="#ffffff" fo:min-height="0.627cm"/>
    </style:style>
    <style:style style:name="gr88" style:family="graphic" style:parent-style-name="standard">
      <style:graphic-properties draw:stroke="none" svg:stroke-color="#000000" draw:fill="none" draw:fill-color="#ffffff" fo:min-height="0.624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5cm" fo:min-width="1.626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25cm" fo:min-width="0.99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8"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text-align="center"/>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none" draw:fill-color="#ffffff"/>
      <style:text-properties fo:font-size="14pt" fo:font-weight="bold" style:font-size-asian="14pt" style:font-weight-asian="bold" style:font-size-complex="14pt" style:font-weight-complex="bold"/>
    </style:style>
    <style:style style:name="P18"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xml:id="id5" draw:id="id5">
          <draw:path draw:style-name="gr1" draw:text-style-name="P1" draw:layer="layout" svg:width="1.09cm" svg:height="0.979cm" svg:x="25.96cm" svg:y="9.458cm" svg:viewBox="0 0 1091 980" svg:d="M0 980c475 0 1091-280 1091-560s-18-420-364-420c0 300-727 579-727 980z">
            <text:p/>
          </draw:path>
          <draw:path draw:style-name="gr2" draw:text-style-name="P2" draw:layer="layout" svg:width="2.666cm" svg:height="1.68cm" svg:x="24.021cm" svg:y="8.828cm" svg:viewBox="0 0 2667 1681" svg:d="M2667 0c0 0 0 1121-1 840 2 491-575 841-1331 841s-1334-350-1335-841c1 1 0-350 0-840 0 490 606 840 1334 840s1333-350 1333-840z">
            <text:p/>
          </draw:path>
          <draw:path draw:style-name="gr3" draw:text-style-name="P3" draw:layer="layout" svg:width="2.665cm" svg:height="1.678cm" svg:x="24.02cm" svg:y="7.988cm" svg:viewBox="0 0 2666 1679" svg:d="M1333 0c756 0 1333 363 1333 839s-577 840-1333 840-1333-364-1333-840 577-839 1333-839z">
            <text:p/>
          </draw:path>
          <draw:polygon draw:style-name="gr4" draw:text-style-name="P4" draw:layer="layout" svg:width="0.727cm" svg:height="0.419cm" svg:x="25.475cm" svg:y="8.898cm" svg:viewBox="0 0 728 420" draw:points="364,0 243,70 728,350 606,420 121,140 0,210 0,0">
            <text:p/>
          </draw:polygon>
          <draw:polygon draw:style-name="gr5" draw:text-style-name="P4" draw:layer="layout" svg:width="0.726cm" svg:height="0.419cm" svg:x="24.505cm" svg:y="8.338cm" svg:viewBox="0 0 727 420" draw:points="606,280 727,210 727,420 363,420 484,350 0,70 121,0">
            <text:p/>
          </draw:polygon>
          <draw:polygon draw:style-name="gr6" draw:text-style-name="P4" draw:layer="layout" svg:width="0.727cm" svg:height="0.419cm" svg:x="24.505cm" svg:y="8.898cm" svg:viewBox="0 0 728 420" draw:points="121,280 607,0 728,70 242,350 363,420 0,420 0,210">
            <text:p/>
          </draw:polygon>
          <draw:polygon draw:style-name="gr7" draw:text-style-name="P4" draw:layer="layout" svg:width="0.726cm" svg:height="0.419cm" svg:x="25.475cm" svg:y="8.338cm" svg:viewBox="0 0 727 420" draw:points="484,70 363,0 727,0 727,210 606,140 121,420 0,350">
            <text:p/>
          </draw:polygon>
          <draw:path draw:style-name="gr8" draw:text-style-name="P3" draw:layer="layout" svg:width="2.665cm" svg:height="0.839cm" svg:x="24.02cm" svg:y="9.108cm" svg:viewBox="0 0 2666 840" svg:d="M2666 0c0 476-577 840-1333 840s-1333-364-1333-840">
            <text:p/>
          </draw:path>
          <draw:line draw:style-name="gr9" draw:text-style-name="P5" draw:layer="layout" svg:x1="24.141cm" svg:y1="9.178cm" svg:x2="24.141cm" svg:y2="9.458cm">
            <text:p/>
          </draw:line>
          <draw:line draw:style-name="gr10" draw:text-style-name="P5" draw:layer="layout" svg:x1="24.384cm" svg:y1="9.388cm" svg:x2="24.384cm" svg:y2="9.668cm">
            <text:p/>
          </draw:line>
          <draw:line draw:style-name="gr11" draw:text-style-name="P5" draw:layer="layout" svg:x1="24.747cm" svg:y1="9.598cm" svg:x2="24.747cm" svg:y2="9.878cm">
            <text:p/>
          </draw:line>
          <draw:line draw:style-name="gr12" draw:text-style-name="P5" draw:layer="layout" svg:x1="25.111cm" svg:y1="9.668cm" svg:x2="25.111cm" svg:y2="9.948cm">
            <text:p/>
          </draw:line>
          <draw:line draw:style-name="gr13" draw:text-style-name="P5" draw:layer="layout" svg:x1="25.596cm" svg:y1="9.668cm" svg:x2="25.596cm" svg:y2="9.948cm">
            <text:p/>
          </draw:line>
          <draw:line draw:style-name="gr14" draw:text-style-name="P5" draw:layer="layout" svg:x1="25.96cm" svg:y1="9.598cm" svg:x2="25.96cm" svg:y2="9.878cm">
            <text:p/>
          </draw:line>
          <draw:line draw:style-name="gr15" draw:text-style-name="P5" draw:layer="layout" svg:x1="26.324cm" svg:y1="9.388cm" svg:x2="26.324cm" svg:y2="9.668cm">
            <text:p/>
          </draw:line>
          <draw:line draw:style-name="gr16" draw:text-style-name="P5" draw:layer="layout" svg:x1="26.566cm" svg:y1="9.178cm" svg:x2="26.566cm" svg:y2="9.458cm">
            <text:p/>
          </draw:line>
          <draw:line draw:style-name="gr17" draw:text-style-name="P5" draw:layer="layout" svg:x1="25.354cm" svg:y1="9.948cm" svg:x2="25.354cm" svg:y2="10.228cm">
            <text:p/>
          </draw:line>
          <draw:line draw:style-name="gr18" draw:text-style-name="P5" draw:layer="layout" svg:x1="25.839cm" svg:y1="9.878cm" svg:x2="25.839cm" svg:y2="10.158cm">
            <text:p/>
          </draw:line>
          <draw:line draw:style-name="gr19" draw:text-style-name="P5" draw:layer="layout" svg:x1="26.202cm" svg:y1="9.738cm" svg:x2="26.202cm" svg:y2="10.018cm">
            <text:p/>
          </draw:line>
          <draw:line draw:style-name="gr20" draw:text-style-name="P5" draw:layer="layout" svg:x1="26.445cm" svg:y1="9.598cm" svg:x2="26.445cm" svg:y2="9.878cm">
            <text:p/>
          </draw:line>
          <draw:line draw:style-name="gr21" draw:text-style-name="P5" draw:layer="layout" svg:x1="24.869cm" svg:y1="9.878cm" svg:x2="24.869cm" svg:y2="10.158cm">
            <text:p/>
          </draw:line>
          <draw:line draw:style-name="gr22" draw:text-style-name="P5" draw:layer="layout" svg:x1="24.505cm" svg:y1="9.738cm" svg:x2="24.505cm" svg:y2="10.018cm">
            <text:p/>
          </draw:line>
          <draw:line draw:style-name="gr23" draw:text-style-name="P5" draw:layer="layout" svg:x1="24.262cm" svg:y1="9.598cm" svg:x2="24.262cm" svg:y2="9.878cm">
            <text:p/>
          </draw:line>
          <draw:path draw:style-name="gr24" draw:text-style-name="P3" draw:layer="layout" svg:width="2.665cm" svg:height="0.839cm" svg:x="24.02cm" svg:y="9.388cm" svg:viewBox="0 0 2666 840" svg:d="M2666 0c0 476-577 840-1333 840s-1333-364-1333-840">
            <text:p/>
          </draw:path>
          <draw:line draw:style-name="gr25" draw:text-style-name="P5" draw:layer="layout" svg:x1="24.141cm" svg:y1="9.738cm" svg:x2="24.141cm" svg:y2="10.018cm">
            <text:p/>
          </draw:line>
          <draw:line draw:style-name="gr26" draw:text-style-name="P5" draw:layer="layout" svg:x1="24.384cm" svg:y1="9.948cm" svg:x2="24.384cm" svg:y2="10.228cm">
            <text:p/>
          </draw:line>
          <draw:line draw:style-name="gr27" draw:text-style-name="P5" draw:layer="layout" svg:x1="24.747cm" svg:y1="10.158cm" svg:x2="24.747cm" svg:y2="10.438cm">
            <text:p/>
          </draw:line>
          <draw:line draw:style-name="gr28" draw:text-style-name="P5" draw:layer="layout" svg:x1="25.111cm" svg:y1="10.228cm" svg:x2="25.111cm" svg:y2="10.508cm">
            <text:p/>
          </draw:line>
          <draw:line draw:style-name="gr29" draw:text-style-name="P5" draw:layer="layout" svg:x1="25.596cm" svg:y1="10.228cm" svg:x2="25.596cm" svg:y2="10.508cm">
            <text:p/>
          </draw:line>
          <draw:line draw:style-name="gr30" draw:text-style-name="P5" draw:layer="layout" svg:x1="25.96cm" svg:y1="10.158cm" svg:x2="25.96cm" svg:y2="10.438cm">
            <text:p/>
          </draw:line>
          <draw:line draw:style-name="gr31" draw:text-style-name="P5" draw:layer="layout" svg:x1="26.324cm" svg:y1="9.948cm" svg:x2="26.324cm" svg:y2="10.228cm">
            <text:p/>
          </draw:line>
          <draw:line draw:style-name="gr32" draw:text-style-name="P5" draw:layer="layout" svg:x1="26.566cm" svg:y1="9.738cm" svg:x2="26.566cm" svg:y2="10.018cm">
            <text:p/>
          </draw:line>
          <draw:path draw:style-name="gr33" draw:text-style-name="P6" draw:layer="layout" svg:width="2.667cm" svg:height="2.519cm" svg:x="24.02cm" svg:y="7.988cm" svg:viewBox="0 0 2668 2520" svg:d="M1333 0c756 0 1335 364 1335 840l-1 840c0 490-606 840-1333 840s-1334-350-1334-840c0 0 1-840 0-841 0-476 577-839 1333-839z">
            <text:p/>
          </draw:path>
        </draw:g>
        <draw:g xml:id="id2" draw:id="id2">
          <draw:glue-point draw:id="4" svg:x="-4.993cm" svg:y="4.495cm"/>
          <draw:glue-point draw:id="5" svg:x="-4.993cm" svg:y="4.245cm"/>
          <draw:glue-point draw:id="6" svg:x="-4.993cm" svg:y="3.996cm"/>
          <draw:glue-point draw:id="7" svg:x="-4.993cm" svg:y="3.747cm"/>
          <draw:glue-point draw:id="8" svg:x="-4.993cm" svg:y="3.497cm"/>
          <draw:glue-point draw:id="9" svg:x="-4.993cm" svg:y="3.247cm"/>
          <draw:glue-point draw:id="10" svg:x="-4.993cm" svg:y="2.996cm"/>
          <draw:glue-point draw:id="11" svg:x="-4.993cm" svg:y="2.747cm"/>
          <draw:glue-point draw:id="12" svg:x="-4.993cm" svg:y="2.497cm"/>
          <draw:glue-point draw:id="13" svg:x="-4.993cm" svg:y="2.247cm"/>
          <draw:glue-point draw:id="14" svg:x="-4.993cm" svg:y="1.996cm"/>
          <draw:glue-point draw:id="15" svg:x="-4.993cm" svg:y="1.747cm"/>
          <draw:glue-point draw:id="16" svg:x="-4.993cm" svg:y="1.497cm"/>
          <draw:glue-point draw:id="17" svg:x="-4.993cm" svg:y="1.247cm"/>
          <draw:glue-point draw:id="18" svg:x="-4.993cm" svg:y="0.996cm"/>
          <draw:glue-point draw:id="19" svg:x="-4.993cm" svg:y="0.747cm"/>
          <draw:glue-point draw:id="20" svg:x="-4.993cm" svg:y="0.497cm"/>
          <draw:glue-point draw:id="21" svg:x="-4.993cm" svg:y="0.247cm"/>
          <draw:glue-point draw:id="22" svg:x="-4.993cm" svg:y="-0.25cm"/>
          <draw:glue-point draw:id="23" svg:x="-4.993cm" svg:y="-0.5cm"/>
          <draw:glue-point draw:id="24" svg:x="-4.993cm" svg:y="-0.749cm"/>
          <draw:glue-point draw:id="25" svg:x="-4.993cm" svg:y="-1cm"/>
          <draw:glue-point draw:id="26" svg:x="-4.993cm" svg:y="-1.25cm"/>
          <draw:glue-point draw:id="27" svg:x="-4.993cm" svg:y="-1.5cm"/>
          <draw:glue-point draw:id="28" svg:x="-4.993cm" svg:y="-1.749cm"/>
          <draw:glue-point draw:id="29" svg:x="-4.993cm" svg:y="-2cm"/>
          <draw:glue-point draw:id="30" svg:x="-4.993cm" svg:y="-2.25cm"/>
          <draw:glue-point draw:id="31" svg:x="-4.993cm" svg:y="-2.5cm"/>
          <draw:glue-point draw:id="32" svg:x="-4.993cm" svg:y="-2.749cm"/>
          <draw:glue-point draw:id="33" svg:x="-4.993cm" svg:y="-3cm"/>
          <draw:glue-point draw:id="34" svg:x="-4.993cm" svg:y="-3.248cm"/>
          <draw:glue-point draw:id="35" svg:x="-4.993cm" svg:y="-3.499cm"/>
          <draw:glue-point draw:id="36" svg:x="-4.993cm" svg:y="-3.749cm"/>
          <draw:glue-point draw:id="37" svg:x="-4.993cm" svg:y="-4cm"/>
          <draw:glue-point draw:id="38" svg:x="-4.993cm" svg:y="-4.248cm"/>
          <draw:glue-point draw:id="39" svg:x="-4.993cm" svg:y="-4.499cm"/>
          <draw:glue-point draw:id="40" svg:x="4.993cm" svg:y="-4.499cm"/>
          <draw:glue-point draw:id="41" svg:x="4.993cm" svg:y="-4.248cm"/>
          <draw:glue-point draw:id="42" svg:x="4.993cm" svg:y="-4cm"/>
          <draw:glue-point draw:id="43" svg:x="4.993cm" svg:y="-3.749cm"/>
          <draw:glue-point draw:id="44" svg:x="4.993cm" svg:y="-3.499cm"/>
          <draw:glue-point draw:id="45" svg:x="4.993cm" svg:y="-3.248cm"/>
          <draw:glue-point draw:id="46" svg:x="4.993cm" svg:y="-3cm"/>
          <draw:glue-point draw:id="47" svg:x="4.993cm" svg:y="-2.749cm"/>
          <draw:glue-point draw:id="48" svg:x="4.993cm" svg:y="-2.5cm"/>
          <draw:glue-point draw:id="49" svg:x="4.993cm" svg:y="-2.25cm"/>
          <draw:glue-point draw:id="50" svg:x="4.993cm" svg:y="-2cm"/>
          <draw:glue-point draw:id="51" svg:x="4.993cm" svg:y="-1.749cm"/>
          <draw:glue-point draw:id="52" svg:x="4.993cm" svg:y="-1.5cm"/>
          <draw:glue-point draw:id="53" svg:x="4.993cm" svg:y="-1.25cm"/>
          <draw:glue-point draw:id="54" svg:x="4.993cm" svg:y="-1cm"/>
          <draw:glue-point draw:id="55" svg:x="4.993cm" svg:y="-0.749cm"/>
          <draw:glue-point draw:id="56" svg:x="4.993cm" svg:y="-0.5cm"/>
          <draw:glue-point draw:id="57" svg:x="4.993cm" svg:y="-0.25cm"/>
          <draw:glue-point draw:id="58" svg:x="4.993cm" svg:y="0.247cm"/>
          <draw:glue-point draw:id="59" svg:x="4.993cm" svg:y="0.497cm"/>
          <draw:glue-point draw:id="60" svg:x="4.993cm" svg:y="0.747cm"/>
          <draw:glue-point draw:id="61" svg:x="4.993cm" svg:y="0.996cm"/>
          <draw:glue-point draw:id="62" svg:x="4.993cm" svg:y="1.247cm"/>
          <draw:glue-point draw:id="63" svg:x="4.993cm" svg:y="1.497cm"/>
          <draw:glue-point draw:id="64" svg:x="4.993cm" svg:y="1.747cm"/>
          <draw:glue-point draw:id="65" svg:x="4.993cm" svg:y="1.996cm"/>
          <draw:glue-point draw:id="66" svg:x="4.993cm" svg:y="2.247cm"/>
          <draw:glue-point draw:id="67" svg:x="4.993cm" svg:y="2.497cm"/>
          <draw:glue-point draw:id="68" svg:x="4.993cm" svg:y="2.747cm"/>
          <draw:glue-point draw:id="69" svg:x="4.993cm" svg:y="2.996cm"/>
          <draw:glue-point draw:id="70" svg:x="4.993cm" svg:y="3.247cm"/>
          <draw:glue-point draw:id="71" svg:x="4.993cm" svg:y="3.497cm"/>
          <draw:glue-point draw:id="72" svg:x="4.993cm" svg:y="3.747cm"/>
          <draw:glue-point draw:id="73" svg:x="4.993cm" svg:y="3.996cm"/>
          <draw:glue-point draw:id="74" svg:x="4.993cm" svg:y="4.245cm"/>
          <draw:glue-point draw:id="75" svg:x="4.993cm" svg:y="4.495cm"/>
          <draw:g>
            <draw:polygon draw:style-name="gr34" draw:text-style-name="P7" draw:layer="layout" svg:width="15.591cm" svg:height="0.77cm" draw:transform="rotate (1.5707963267949) translate (19.651cm 17.853cm)" svg:viewBox="0 0 15592 771" draw:points="15592,385 15589,346 15579,308 15562,271 15540,236 15512,203 15479,171 15441,141 15398,114 15352,89 15301,66 15247,47 15190,31 15130,18 15067,8 15035,4 15003,2 14970,1 14937,0 658,0 625,1 592,2 559,4 527,8 465,18 404,31 347,47 293,66 242,89 195,114 152,141 114,171 81,203 53,236 30,271 14,308 3,346 0,385 3,424 14,462 30,499 53,534 81,568 114,600 152,630 195,657 242,682 293,705 347,724 404,740 465,753 527,763 559,767 592,769 625,770 658,771 14937,771 14970,770 15003,769 15035,766 15067,763 15130,753 15190,740 15247,724 15301,704 15352,682 15398,657 15441,629 15479,600 15512,568 15540,534 15562,499 15579,462 15589,424">
              <text:p/>
            </draw:polygon>
            <draw:polygon draw:style-name="gr35" draw:text-style-name="P7" draw:layer="layout" svg:width="0.382cm" svg:height="0.177cm" draw:transform="rotate (1.5707963267949) translate (19.95715125cm 13.1039614001692cm)" svg:viewBox="0 0 383 178" draw:points="0,115 0,63 383,0 383,37 72,89 383,141 383,178">
              <text:p/>
            </draw:polygon>
            <draw:polygon draw:style-name="gr36" draw:text-style-name="P7" draw:layer="layout" svg:width="0.55cm" svg:height="0.226cm" draw:transform="rotate (1.5707963267949) translate (19.9280927272727cm 12.690829462775cm)" svg:viewBox="0 0 551 227" draw:points="316,227 176,45 172,58 168,71 162,83 97,227 0,227 102,0 232,0 373,184 377,171 382,157 388,143 453,0 551,0 448,227">
              <text:p/>
            </draw:polygon>
            <draw:path draw:style-name="gr37" draw:text-style-name="P7" draw:layer="layout" svg:width="0.379cm" svg:height="0.18cm" draw:transform="rotate (1.5707963267949) translate (19.9769811363636cm 12.1320584179357cm)" svg:viewBox="0 0 380 181" svg:d="M110 101l-2 7-1 7 1 4v4l2 4 2 3 2 4 3 2 4 3 1 1 3 2 2 1 2 1 3 1 2 1h3l3 1 3 1h3l3 1h4l3 1h4 4l4 1h8 4 4l3-1h4 3 3l4-1h3l3-1 3-1h3l2-1 3-1h3l2-1 3-1 2-1 2-1 3-1 2-1 2-1 2-1 2-2 2-1 3-2 4-3 2-3 3-3 91 12-5 5-7 5-6 5-7 4-4 2-3 2-4 2-5 2-4 2-5 1-5 2-5 2-5 1-5 1-6 2-6 1-6 1-7 1-7 1-7 1-7 1h-8l-8 1h-8l-9 1h-9-19-10-10l-10-1h-9l-9-1-8-1-9-1-8-1-8-1-7-2-7-1-7-2-6-2-7-2-5-2-6-2-5-3-5-2-4-3-5-2-3-3-4-3-3-3-3-3-3-4-2-3-2-4-1-3-1-4-1-4-1-8 1-13 1-6 2-6 2-5 3-6 3-5 4-6 4-5 5-4 5-5 5-4 6-5 6-4 7-4 7-3 8-4 7-3 8-3 9-3 9-2 9-3 9-2 10-2 10-1 10-2 11-1 11-1 11-1 11-1h12 11 11 10l9 1h9l9 1 9 1 8 1 8 1 7 1 7 1 7 2 7 2 6 1 6 2 5 2 5 2 5 3 5 2 4 3 4 2 3 3 4 3 3 2 2 3 2 3 2 4 2 3 1 3 1 4 1 3 1 7v4l-1 4-2 9-2 9-2 5-2 4zM283 71v-2l1-1v-1-1-4-4l-1-4-1-4-2-3-3-3-2-2-1-1-2-1-2-1-2-1-2-1-3-1-2-1-3-1-2-1-3-1h-3l-3-1h-3l-3-1h-3l-3-1h-4-3-3-8-3-3-3-4-3l-4 1h-3-3l-4 1-3 1h-4l-3 1-4 1-3 1-4 1-3 1-3 1-4 2-3 1-3 2-3 1-2 2-3 2-3 2-2 2-3 2-2 3-2 2-4 6-4 6z">
              <text:p/>
            </draw:path>
            <draw:polygon draw:style-name="gr38" draw:text-style-name="P7" draw:layer="layout" svg:width="0.247cm" svg:height="0.217cm" draw:transform="rotate (1.5707963267949) translate (19.9397745454545cm 11.699139678511cm)" svg:viewBox="0 0 248 218" draw:points="177,214 170,215 162,215 154,216 146,217 137,217 128,217 118,218 108,218 103,218 98,218 92,217 87,217 82,217 78,216 73,216 68,215 64,215 60,214 56,213 52,213 48,212 44,211 41,210 38,209 35,208 32,206 29,205 27,204 24,202 22,201 20,199 18,197 17,196 15,194 14,192 13,190 12,188 12,186 11,184 11,182 12,178 12,174 13,171 13,167 17,156 55,71 0,71 14,41 75,41 126,0 191,0 173,41 248,41 236,71 159,71 120,158 117,165 117,168 116,170 116,172 116,173 116,175 117,176 118,178 119,179 120,180 121,181 122,181 123,182 124,182 125,183 126,183 127,184 128,184 129,184 130,185 132,185 133,185 134,186 136,186 137,186 139,186 142,186 145,187 149,187 153,187 158,187 162,186 167,186 189,185">
              <text:p/>
            </draw:polygon>
            <draw:polygon draw:style-name="gr39" draw:text-style-name="P7" draw:layer="layout" svg:width="0.597cm" svg:height="0.173cm" draw:transform="rotate (1.5707963267949) translate (19.9808361363636cm 11.4382012267344cm)" svg:viewBox="0 0 598 174" draw:points="413,174 303,174 286,68 286,57 285,44 285,31 272,44 261,57 249,68 137,174 26,174 0,0 96,0 101,102 102,112 101,122 101,133 112,122 121,112 131,102 241,0 353,0 369,102 369,105 369,107 370,112 370,122 371,133 381,122 391,112 399,102 499,0 598,0">
              <text:p/>
            </draw:polygon>
            <draw:path draw:style-name="gr40" draw:text-style-name="P7" draw:layer="layout" svg:width="0.417cm" svg:height="0.179cm" draw:transform="rotate (1.5707963267949) translate (19.9775360227273cm 10.860426607445cm)" svg:viewBox="0 0 418 180" svg:d="M418 67v7l-1 6-1 6-2 6-3 6-3 6-4 5-4 6-5 5-5 5-6 4-6 5-6 4-7 4-8 4-8 4-8 4-9 3-9 3-9 3-10 3-10 2-11 3-10 2-12 1-11 2-12 1-12 1-12 1-12 1h-13-13-10-10-9l-9-1h-9l-9-1-8-1-9-1-8-2-7-1-8-1-7-2-6-2-7-2-6-2-6-2-6-2-5-3-5-3-4-2-5-3-4-3-3-3-4-3-2-4-3-3-2-4-2-3-1-4-1-4-1-4v-4-6l1-6 1-6 2-6 3-6 3-5 3-5 4-5 5-5 5-5 5-5 6-4 6-4 7-5 7-3 8-4 8-4 9-3 9-3 9-3 10-2 10-3 10-2 11-2 11-2 11-2 12-1 12-1 12-1 13-1h13 13 11 10l10 1h10l10 1 9 1h9l8 2 9 1 8 1 7 1 7 2 7 2 7 2 6 2 6 2 5 2 5 2 5 3 4 2 5 3 3 3 4 3 3 3 2 3 3 3 2 4 1 3 2 4 1 4v3zM309 71l-1-5-1-5v-2l-1-3-1-2-2-2-1-1-2-2-1-2-2-1-2-2-2-1-3-2-2-1-3-1-2-1-3-1-3-1-3-1-4-1h-3l-4-1h-3l-4-1h-4l-4-1h-4-4-5-4-4-4-4-4l-5 1h-4-4l-4 1h-4l-5 1h-4l-4 1-4 1-3 1-4 1-4 2-4 1-3 2-4 1-3 2-4 2-3 2-3 2-4 3-3 2-3 3-2 3-3 3-5 7-5 8-2 3-1 4-1 4-1 3-2 7v3 3 5l1 5 1 3 1 2 1 2 2 2 1 2 2 2 2 2 2 1 2 2 2 2 2 1 3 1 2 1 3 1 3 2h3l3 1 4 1 3 1h3l4 1h4l3 1h4 4 4 4l4 1 5-1h4 4 4 4 4l4-1h5l4-1h4l4-1 4-1 3-1 4-1 4-1 4-1 4-1 3-2 4-1 3-2 4-2 3-2 3-3 3-2 3-2 3-3 3-3 3-3 5-7 4-8 4-8 1-4 1-3z">
              <text:p/>
            </draw:path>
            <draw:polygon draw:style-name="gr41" draw:text-style-name="P7" draw:layer="layout" svg:width="0.317cm" svg:height="0.177cm" draw:transform="rotate (1.5707963267949) translate (19.9776236363636cm 10.40129035533cm)" svg:viewBox="0 0 318 178" draw:points="302,40 283,39 281,38 278,38 272,38 266,38 259,38 253,38 248,38 242,38 237,39 232,39 227,40 222,40 217,41 212,42 208,43 204,44 199,46 195,47 191,48 184,52 177,55 171,60 165,64 159,69 154,75 150,81 146,88 142,95 105,178 0,178 60,44 65,33 69,22 73,12 75,3 176,3 173,12 170,21 167,31 164,39 166,39 172,34 178,30 184,25 191,22 197,18 204,15 207,13 210,12 214,11 217,9 220,8 224,7 227,6 231,5 235,4 238,4 242,3 246,2 250,2 254,1 258,1 262,1 267,0 271,0 276,0 280,0 282,0 285,0 287,0 290,0 301,1 306,1 308,1 311,2 315,2 317,2 318,2">
              <text:p/>
            </draw:polygon>
            <draw:polygon draw:style-name="gr42" draw:text-style-name="P7" draw:layer="layout" svg:width="0.442cm" svg:height="0.238cm" draw:transform="rotate (1.5707963267949) translate (19.9159436363636cm 10.1110839255499cm)" svg:viewBox="0 0 443 239" draw:points="258,239 188,159 136,171 104,239 0,239 107,0 212,0 150,137 323,65 443,65 267,133 369,239">
              <text:p/>
            </draw:polygon>
            <draw:polygon draw:style-name="gr43" draw:text-style-name="P7" draw:layer="layout" svg:width="0.55cm" svg:height="0.226cm" draw:transform="rotate (1.5707963267949) translate (19.9280927272727cm 9.47217633248731cm)" svg:viewBox="0 0 551 227" draw:points="316,227 176,45 172,58 168,71 162,83 97,227 0,227 102,0 232,0 373,184 377,171 382,157 388,143 453,0 551,0 448,227">
              <text:p/>
            </draw:polygon>
            <draw:path draw:style-name="gr44" draw:text-style-name="P7" draw:layer="layout" svg:width="0.398cm" svg:height="0.18cm" draw:transform="rotate (1.5707963267949) translate (19.9771125568182cm 8.93607766497462cm)" svg:viewBox="0 0 399 181" svg:d="M393 176h-4l-3 1h-4l-4 1h-4-4l-4 1h-4-33-9-9l-8-1h-7l-4-1h-3l-3-1-3-1h-3l-3-1-3-1-3-1h-2l-2-1-2-1-2-1-2-1-2-1-1-1-1-1-2-1-1-2-1-2-1-3-1-2 1-5 1-6h-2l-6 4-7 4-6 4-7 4-3 1-3 2-4 1-3 2-4 1-4 2-4 1-4 1-4 1-4 1-4 1-4 1-5 1-5 1-4 1h-5l-5 1h-6l-5 1h-6l-6 1h-6-6-6-8-6l-7-1h-7l-6-1h-6l-5-1-6-1-5-1-5-1-5-2-4-1-5-1-4-2-4-1-4-2-3-2-3-1-3-2-3-2-3-2-2-2-2-2-2-2-2-3-1-2-1-2-1-2-1-2-1-3v-2-2l1-7v-3l1-2 1-3 2-3 1-2 2-3 3-2 2-2 3-3 2-2 3-2 3-2 4-1 3-2 4-2 4-1 4-2 4-1 5-2 4-1 5-1 4-1 5-1 5-1 6-1 5-1 5-1 5-1 12-1 11-1 11-1 12-1h12l12-1h12 12 12 71l3-6 2-5 1-2 1-2v-2l1-1v-2-2-2l-1-3-1-2-1-2-2-2-1-1-1-1h-1l-2-1-1-1h-2l-1-1-2-1h-2l-2-1h-2l-2-1h-2-2l-2-1h-2-3-2-5l-5-1-6 1h-5-6-6-3l-2 1h-3-3l-3 1h-2l-3 1h-3l-2 1h-3l-2 1-2 1-3 1-2 1-2 1-2 1-2 1-2 2-2 1-2 1-1 2-2 2-1 2-1 1-98-5 1-2 2-3 2-2 2-3 3-2 3-3 3-2 3-2 4-2 3-2 5-2 4-2 4-2 5-2 5-1 5-2 6-2 6-1 6-1 6-2 7-1 7-1 7-1 7-1h8l8-1 8-1h8l9-1h9 10 10 18l18 1 16 1 15 1 13 2 6 1 6 1 6 1 5 1 5 1 5 2 4 1 4 2 4 2 4 1 3 2 3 2 2 2 3 3 2 2 2 2 2 5 2 6 1 6v2l-1 3-1 3-1 3-6 14-27 57-2 6v1l-1 2v1 1 1 1l1 1v1h1v1l1 1h1l1 1h1l1 1h1 1l1 1h1 2 1l1 1h1 1 2 1 1 1l2 1h2 2 2 9 2 1 2l1-1h4 4zM261 97h-60-11-10l-9 1-9 1-8 1-8 1-4 1h-3l-3 1-4 1-3 1-3 1-2 1-3 1-2 1-2 2-2 1-1 1-2 2-1 1-1 1-1 2-1 3-1 3v2l1 1v2 1l1 1 1 2 1 1 1 1 1 1 1 1 1 1 2 1 1 1 2 1 2 1 1 1h2l2 1 2 1h3l2 1h2l2 1h3 2l3 1h2 3 2 3 3 2 3 3 3 3 3l3-1h3l4-1h3l3-1h3l4-1 3-1 3-1 3-1 4-1 3-1 3-1 3-1 3-2 3-1 3-2 3-2 3-1 3-2 2-2 2-2 3-3 2-2 2-2 3-5z">
              <text:p/>
            </draw:path>
            <draw:polygon draw:style-name="gr45" draw:text-style-name="P7" draw:layer="layout" svg:width="0.633cm" svg:height="0.177cm" draw:transform="rotate (1.5707963267949) translate (19.9776236363636cm 8.50175736040609cm)" svg:viewBox="0 0 634 178" draw:points="480,34 476,34 471,34 467,34 463,34 459,35 456,35 452,36 448,37 444,38 441,39 437,40 434,41 430,42 427,43 424,45 421,46 418,48 415,49 412,51 409,53 407,55 404,57 400,61 396,65 392,70 389,75 386,80 342,178 238,178 284,75 286,69 288,64 289,58 290,55 290,54 290,53 290,51 289,49 288,47 287,45 286,43 283,41 281,40 278,39 275,37 272,36 268,36 264,35 259,34 254,34 249,34 243,34 239,34 234,34 230,34 226,35 222,35 218,36 214,36 211,37 207,38 204,39 200,40 197,41 193,42 190,43 187,45 184,46 181,48 178,50 175,51 172,53 170,55 167,57 163,61 158,65 155,70 152,75 149,80 105,178 0,178 62,40 67,29 71,17 75,8 75,6 76,5 76,4 76,4 76,4 76,4 76,4 76,4 76,4 76,4 76,4 76,4 178,4 178,4 178,4 178,5 177,8 174,16 170,25 167,33 168,33 174,29 180,26 186,22 192,19 198,16 205,14 208,12 211,11 215,10 218,9 222,8 226,7 230,6 234,5 238,4 242,4 246,3 251,2 255,2 260,1 264,1 269,1 274,0 280,0 285,0 291,0 302,0 313,1 323,1 332,2 337,3 341,4 345,5 349,5 353,6 357,7 360,8 364,10 367,11 370,12 373,13 376,15 381,18 385,21 389,25 392,29 394,33 396,37 402,33 408,30 414,26 421,23 427,19 434,16 442,13 449,11 453,9 458,8 462,7 466,6 470,5 475,4 480,4 484,3 489,2 494,2 499,1 505,1 510,0 516,0 522,0 528,0 540,0 552,1 558,1 563,2 568,2 573,3 578,4 583,5 587,6 591,7 596,8 599,9 603,10 607,12 610,13 613,15 616,17 619,18 623,22 627,26 630,31 632,35 633,40 634,46 634,49 633,52 633,55 632,59 626,72 578,178 474,178 520,76 522,71 525,65 525,64 526,62 526,61 526,59 527,54 527,53 526,51 526,49 525,47 523,45 522,43 520,41 517,40 514,39 511,37 508,36 504,36 500,35 495,34 491,34 485,34">
              <text:p/>
            </draw:polygon>
            <draw:path draw:style-name="gr46" draw:text-style-name="P7" draw:layer="layout" svg:width="0.379cm" svg:height="0.18cm" draw:transform="rotate (1.5707963267949) translate (19.9769811363636cm 7.81062085448393cm)" svg:viewBox="0 0 380 181" svg:d="M110 101l-2 7-1 7 1 4v4l2 4 2 3 2 4 3 2 4 3 1 1 3 2 2 1 2 1 3 1 2 1h3l3 1 3 1h3l3 1h4l3 1h4 4l4 1h8 4 4l3-1h4 3 3l4-1h3l3-1 3-1h3l2-1 3-1h3l2-1 3-1 2-1 2-1 3-1 2-1 2-1 2-1 2-2 2-1 3-2 4-3 2-3 3-3 91 12-5 5-7 5-6 5-7 4-4 2-3 2-4 2-5 2-4 2-5 1-5 2-5 2-5 1-5 1-6 2-6 1-6 1-7 1-7 1-7 1-7 1h-8l-8 1h-8l-9 1h-9-19-10-10l-10-1h-9l-9-1-8-1-9-1-8-1-8-1-7-2-7-1-7-2-6-2-7-2-5-2-6-2-5-3-5-2-4-3-5-2-3-3-4-3-3-3-3-3-3-4-2-3-2-4-1-3-1-4-1-4-1-8 1-13 1-6 2-6 2-5 3-6 3-5 4-6 4-5 5-4 5-5 5-4 6-5 6-4 7-4 7-3 8-4 7-3 8-3 9-3 9-2 9-3 9-2 10-2 10-1 10-2 11-1 11-1 11-1 11-1h12 11 11 10l9 1h9l9 1 9 1 8 1 8 1 7 1 7 1 7 2 7 2 6 1 6 2 5 2 5 2 5 3 5 2 4 3 4 2 3 3 4 3 3 2 2 3 2 3 2 4 2 3 1 3 1 4 1 3 1 7v4l-1 4-2 9-2 9-2 5-2 4zM283 71v-2l1-1v-1-1-4-4l-1-4-1-4-2-3-3-3-2-2-1-1-2-1-2-1-2-1-2-1-3-1-2-1-3-1-2-1-3-1h-3l-3-1h-3l-3-1h-3l-3-1h-4-3-3-8-3-3-3-4-3l-4 1h-3-3l-4 1-3 1h-4l-3 1-4 1-3 1-4 1-3 1-3 1-4 2-3 1-3 2-3 1-2 2-3 2-3 2-2 2-3 2-2 3-2 2-4 6-4 6z">
              <text:p/>
            </draw:path>
            <draw:polygon draw:style-name="gr47" draw:text-style-name="P7" draw:layer="layout" svg:width="0.382cm" svg:height="0.177cm" draw:transform="rotate (1.5707963267949) translate (19.95715125cm 7.36315057106599cm)" svg:viewBox="0 0 383 178" draw:points="0,178 0,141 310,89 0,37 0,0 383,63 383,115">
              <text:p/>
            </draw:polygon>
          </draw:g>
          <draw:path draw:style-name="gr48" draw:text-style-name="P8" draw:layer="layout" svg:width="15.591cm" svg:height="0.77cm" draw:transform="rotate (1.5707963267949) translate (19.651cm 17.853cm)" svg:viewBox="0 0 15592 771" svg:d="M15592 385l-3-39-10-38-17-37-22-35-28-33-33-32-38-30-43-27-46-25-51-23-54-19-57-16-60-13-63-10-32-4-32-2-33-1-33-1-34 1-33 1-32 2-32 4-63 10-60 13-57 16-54 19-51 23-46 25-43 27-38 30-33 32-28 33-22 35-16 37-11 38-3 39 3 39 11 38 16 37 22 35 28 34 33 32 38 30 43 27 46 25 51 23 54 19 57 16 60 13 63 10 32 4 32 2 33 1 34 1 33-1 33-1 32-3 32-3 63-10 60-13 57-16 54-20 51-22 46-25 43-28 38-29 33-32 28-34 22-35 17-37 10-38zM15592 0zM0 771z">
            <text:p/>
          </draw:path>
        </draw:g>
        <draw:g xml:id="id1" draw:id="id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9" draw:text-style-name="P1" draw:layer="layout" svg:width="1.718cm" svg:height="0.99cm" svg:x="3.006cm" svg:y="4.625cm" svg:viewBox="0 0 1719 991" svg:d="M0 991c487 0 1249-313 1578-519 330-206 0-472-165-472z">
            <text:p/>
          </draw:path>
          <draw:g>
            <draw:polygon draw:style-name="gr50" draw:text-style-name="P9" draw:layer="layout" svg:width="0.996cm" svg:height="2.451cm" svg:x="2.009cm" svg:y="3.164cm" svg:viewBox="0 0 997 2452" draw:points="0,1886 0,0 997,566 997,2452">
              <text:p/>
            </draw:polygon>
            <draw:polygon draw:style-name="gr51" draw:text-style-name="P10" draw:layer="layout" svg:width="1.412cm" svg:height="2.687cm" svg:x="3.006cm" svg:y="2.928cm" svg:viewBox="0 0 1413 2688" draw:points="0,2688 0,802 1413,0 1413,1886">
              <text:p/>
            </draw:polygon>
            <draw:polygon draw:style-name="gr52" draw:text-style-name="P11" draw:layer="layout" svg:width="2.409cm" svg:height="1.367cm" svg:x="2.009cm" svg:y="2.362cm" svg:viewBox="0 0 2410 1368" draw:points="997,1368 0,802 1413,0 2410,566">
              <text:p/>
            </draw:polygon>
            <draw:polygon draw:style-name="gr53" draw:text-style-name="P12" draw:layer="layout" svg:width="2.409cm" svg:height="3.253cm" svg:x="2.009cm" svg:y="2.362cm" svg:viewBox="0 0 2410 3254" draw:points="0,2688 0,802 1413,0 2410,566 2410,2452 997,3254">
              <text:p/>
            </draw:polygon>
            <draw:line draw:style-name="gr54" draw:text-style-name="P13" draw:layer="layout" svg:x1="2.839cm" svg:y1="5.144cm" svg:x2="2.174cm" svg:y2="4.767cm">
              <text:p/>
            </draw:line>
            <draw:line draw:style-name="gr55" draw:text-style-name="P13" draw:layer="layout" svg:x1="2.839cm" svg:y1="5.333cm" svg:x2="2.174cm" svg:y2="4.956cm">
              <text:p/>
            </draw:line>
            <draw:line draw:style-name="gr56" draw:text-style-name="P13" draw:layer="layout" svg:x1="2.839cm" svg:y1="5.238cm" svg:x2="2.174cm" svg:y2="4.861cm">
              <text:p/>
            </draw:line>
            <draw:polyline draw:style-name="gr57" draw:text-style-name="P13" draw:layer="layout" svg:width="0.83cm" svg:height="0.565cm" svg:x="2.092cm" svg:y="3.447cm" svg:viewBox="0 0 831 566" draw:points="831,566 0,94 0,0">
              <text:p/>
            </draw:polyline>
            <draw:polyline draw:style-name="gr58" draw:text-style-name="P13" draw:layer="layout" svg:width="0.816cm" svg:height="0.567cm" svg:x="2.106cm" svg:y="3.444cm" svg:viewBox="0 0 817 568" draw:points="817,568 817,473 0,0">
              <text:p/>
            </draw:polyline>
            <draw:polygon draw:style-name="gr59" draw:text-style-name="P14" draw:layer="layout" svg:width="0.096cm" svg:height="0.165cm" svg:x="2.4cm" svg:y="4.388cm" svg:viewBox="0 0 97 166" draw:points="0,111 0,0 97,55 97,166">
              <text:p/>
            </draw:polygon>
            <draw:line draw:style-name="gr60" draw:text-style-name="P13" draw:layer="layout" svg:x1="2.839cm" svg:y1="5.05cm" svg:x2="2.174cm" svg:y2="4.673cm">
              <text:p/>
            </draw:line>
          </draw:g>
        </draw:g>
        <draw:connector draw:style-name="gr61" draw:text-style-name="P15" draw:layer="layout" svg:x1="4.388cm" svg:y1="3.842cm" svg:x2="19.652cm" svg:y2="4.602cm" draw:start-shape="id1" draw:start-glue-point="7" draw:end-shape="id2" draw:end-glue-point="35" svg:d="M4388 3842h7790v760h7474" svg:viewBox="0 0 15265 761">
          <text:p/>
        </draw:connector>
        <draw:frame draw:style-name="gr62" draw:text-style-name="P16" draw:layer="layout" svg:width="5.035cm" svg:height="0.962cm" svg:x="4.471cm" svg:y="3.232cm">
          <draw:text-box>
            <text:p><text:span text:style-name="T1">192.168.100.3</text:span></text:p>
          </draw:text-box>
        </draw:frame>
        <draw:frame draw:style-name="gr62" draw:text-style-name="P17" draw:layer="layout" svg:width="5.035cm" svg:height="0.962cm" svg:x="1.875cm" svg:y="1.44cm">
          <draw:text-box>
            <text:p><text:span text:style-name="T2">WEB SERVER</text:span></text:p>
          </draw:text-box>
        </draw:frame>
        <draw:g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3" draw:text-style-name="P1" draw:layer="layout" svg:width="1.657cm" svg:height="1.018cm" svg:x="12.975cm" svg:y="8.646cm" svg:viewBox="0 0 1658 1019" svg:d="M0 1019c469 0 1204-322 1522-534 317-212 0-485-160-485z">
            <text:p/>
          </draw:path>
          <draw:g>
            <draw:polygon draw:style-name="gr64" draw:text-style-name="P9" draw:layer="layout" svg:width="0.96cm" svg:height="2.521cm" svg:x="12.014cm" svg:y="7.143cm" svg:viewBox="0 0 961 2522" draw:points="0,1940 0,0 961,582 961,2522">
              <text:p/>
            </draw:polygon>
            <draw:polygon draw:style-name="gr65" draw:text-style-name="P10" draw:layer="layout" svg:width="1.361cm" svg:height="2.764cm" svg:x="12.975cm" svg:y="6.9cm" svg:viewBox="0 0 1362 2765" draw:points="0,2765 0,825 1362,0 1362,1940">
              <text:p/>
            </draw:polygon>
            <draw:polygon draw:style-name="gr66" draw:text-style-name="P11" draw:layer="layout" svg:width="2.323cm" svg:height="1.406cm" svg:x="12.014cm" svg:y="6.318cm" svg:viewBox="0 0 2324 1407" draw:points="961,1407 0,825 1362,0 2324,582">
              <text:p/>
            </draw:polygon>
            <draw:polygon draw:style-name="gr67" draw:text-style-name="P12" draw:layer="layout" svg:width="2.323cm" svg:height="3.346cm" svg:x="12.014cm" svg:y="6.318cm" svg:viewBox="0 0 2324 3347" draw:points="0,2765 0,825 1362,0 2324,582 2324,2522 961,3347">
              <text:p/>
            </draw:polygon>
            <draw:line draw:style-name="gr68" draw:text-style-name="P13" draw:layer="layout" svg:x1="12.815cm" svg:y1="9.18cm" svg:x2="12.174cm" svg:y2="8.792cm">
              <text:p/>
            </draw:line>
            <draw:line draw:style-name="gr69" draw:text-style-name="P13" draw:layer="layout" svg:x1="12.815cm" svg:y1="9.374cm" svg:x2="12.174cm" svg:y2="8.986cm">
              <text:p/>
            </draw:line>
            <draw:line draw:style-name="gr70" draw:text-style-name="P13" draw:layer="layout" svg:x1="12.815cm" svg:y1="9.277cm" svg:x2="12.174cm" svg:y2="8.889cm">
              <text:p/>
            </draw:line>
            <draw:polyline draw:style-name="gr71" draw:text-style-name="P13" draw:layer="layout" svg:width="0.8cm" svg:height="0.581cm" svg:x="12.094cm" svg:y="7.434cm" svg:viewBox="0 0 801 582" draw:points="801,582 0,97 0,0">
              <text:p/>
            </draw:polyline>
            <draw:polyline draw:style-name="gr72" draw:text-style-name="P13" draw:layer="layout" svg:width="0.786cm" svg:height="0.583cm" svg:x="12.108cm" svg:y="7.431cm" svg:viewBox="0 0 787 584" draw:points="787,584 787,487 0,0">
              <text:p/>
            </draw:polyline>
            <draw:polygon draw:style-name="gr73" draw:text-style-name="P14" draw:layer="layout" svg:width="0.093cm" svg:height="0.17cm" svg:x="12.391cm" svg:y="8.402cm" svg:viewBox="0 0 94 171" draw:points="0,114 0,0 94,57 94,171">
              <text:p/>
            </draw:polygon>
            <draw:line draw:style-name="gr74" draw:text-style-name="P13" draw:layer="layout" svg:x1="12.815cm" svg:y1="9.083cm" svg:x2="12.174cm" svg:y2="8.695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5" draw:text-style-name="P1" draw:layer="layout" svg:width="1.761cm" svg:height="0.984cm" svg:x="13.006cm" svg:y="16.645cm" svg:viewBox="0 0 1762 985" svg:d="M0 985c499 0 1280-311 1617-516 338-205 0-469-169-469z">
            <text:p/>
          </draw:path>
          <draw:g>
            <draw:polygon draw:style-name="gr76" draw:text-style-name="P9" draw:layer="layout" svg:width="1.02cm" svg:height="2.436cm" svg:x="11.985cm" svg:y="15.193cm" svg:viewBox="0 0 1021 2437" draw:points="0,1874 0,0 1021,563 1021,2437">
              <text:p/>
            </draw:polygon>
            <draw:polygon draw:style-name="gr77" draw:text-style-name="P10" draw:layer="layout" svg:width="1.447cm" svg:height="2.67cm" svg:x="13.006cm" svg:y="14.959cm" svg:viewBox="0 0 1448 2671" draw:points="0,2671 0,797 1448,0 1448,1874">
              <text:p/>
            </draw:polygon>
            <draw:polygon draw:style-name="gr78" draw:text-style-name="P11" draw:layer="layout" svg:width="2.468cm" svg:height="1.359cm" svg:x="11.985cm" svg:y="14.396cm" svg:viewBox="0 0 2469 1360" draw:points="1021,1360 0,797 1448,0 2469,563">
              <text:p/>
            </draw:polygon>
            <draw:polygon draw:style-name="gr79" draw:text-style-name="P12" draw:layer="layout" svg:width="2.468cm" svg:height="3.233cm" svg:x="11.985cm" svg:y="14.396cm" svg:viewBox="0 0 2469 3234" draw:points="0,2671 0,797 1448,0 2469,563 2469,2437 1021,3234">
              <text:p/>
            </draw:polygon>
            <draw:line draw:style-name="gr80" draw:text-style-name="P13" draw:layer="layout" svg:x1="12.836cm" svg:y1="17.161cm" svg:x2="12.155cm" svg:y2="16.786cm">
              <text:p/>
            </draw:line>
            <draw:line draw:style-name="gr81" draw:text-style-name="P13" draw:layer="layout" svg:x1="12.836cm" svg:y1="17.349cm" svg:x2="12.155cm" svg:y2="16.974cm">
              <text:p/>
            </draw:line>
            <draw:line draw:style-name="gr82" draw:text-style-name="P13" draw:layer="layout" svg:x1="12.836cm" svg:y1="17.255cm" svg:x2="12.155cm" svg:y2="16.88cm">
              <text:p/>
            </draw:line>
            <draw:polyline draw:style-name="gr83" draw:text-style-name="P13" draw:layer="layout" svg:width="0.85cm" svg:height="0.562cm" svg:x="12.07cm" svg:y="15.474cm" svg:viewBox="0 0 851 563" draw:points="851,563 0,94 0,0">
              <text:p/>
            </draw:polyline>
            <draw:polyline draw:style-name="gr84" draw:text-style-name="P13" draw:layer="layout" svg:width="0.836cm" svg:height="0.563cm" svg:x="12.085cm" svg:y="15.472cm" svg:viewBox="0 0 837 564" draw:points="837,564 837,470 0,0">
              <text:p/>
            </draw:polyline>
            <draw:polygon draw:style-name="gr85" draw:text-style-name="P14" draw:layer="layout" svg:width="0.099cm" svg:height="0.164cm" svg:x="12.385cm" svg:y="16.409cm" svg:viewBox="0 0 100 165" draw:points="0,110 0,0 100,55 100,165">
              <text:p/>
            </draw:polygon>
            <draw:line draw:style-name="gr86" draw:text-style-name="P13" draw:layer="layout" svg:x1="12.836cm" svg:y1="17.067cm" svg:x2="12.155cm" svg:y2="16.692cm">
              <text:p/>
            </draw:line>
          </draw:g>
        </draw:g>
        <draw:frame draw:style-name="gr87" draw:text-style-name="P17" draw:layer="layout" svg:width="4.939cm" svg:height="0.877cm" svg:x="1.622cm" svg:y="9.134cm">
          <draw:text-box>
            <text:p><text:span text:style-name="T2">MYSQL SERVER</text:span></text:p>
          </draw:text-box>
        </draw:frame>
        <draw:frame draw:style-name="gr88" draw:text-style-name="P17" draw:layer="layout" svg:width="5.11cm" svg:height="0.874cm" svg:x="11.276cm" svg:y="13.419cm">
          <draw:text-box>
            <text:p><text:span text:style-name="T2">BACKUP SERVER</text:span></text:p>
          </draw:text-box>
        </draw:frame>
        <draw:connector draw:style-name="gr61" draw:text-style-name="P15" draw:layer="layout" svg:x1="4.385cm" svg:y1="11.541cm" svg:x2="19.652cm" svg:y2="12.001cm" draw:end-shape="id2" draw:end-glue-point="17" svg:d="M4385 11541h7373v460h7894" svg:viewBox="0 0 15268 461">
          <text:p/>
        </draw:connector>
        <draw:frame draw:style-name="gr62" draw:text-style-name="P16" draw:layer="layout" svg:width="5.035cm" svg:height="0.962cm" svg:x="4.607cm" svg:y="10.964cm">
          <draw:text-box>
            <text:p><text:span text:style-name="T1">192.168.100.4</text:span></text:p>
          </draw:text-box>
        </draw:frame>
        <draw:connector draw:style-name="gr61" draw:text-style-name="P15" draw:layer="layout" svg:x1="14.422cm" svg:y1="15.867cm" svg:x2="19.652cm" svg:y2="16.675cm" draw:start-shape="id3" draw:start-glue-point="7" draw:end-shape="id2" draw:end-glue-point="5" svg:d="M14422 15867h2778v808h2452" svg:viewBox="0 0 5231 809">
          <text:p/>
        </draw:connector>
        <draw:frame draw:style-name="gr62" draw:text-style-name="P16" draw:layer="layout" svg:width="5.035cm" svg:height="0.962cm" svg:x="14.303cm" svg:y="15.182cm">
          <draw:text-box>
            <text:p><text:span text:style-name="T1">192.168.100.5</text:span></text:p>
          </draw:text-box>
        </draw:frame>
        <draw:frame draw:style-name="gr62" draw:text-style-name="P17" draw:layer="layout" svg:width="5.92cm" svg:height="0.962cm" svg:x="10.885cm" svg:y="5.394cm">
          <draw:text-box>
            <text:p><text:span text:style-name="T2">MONITORING SERVER</text:span></text:p>
          </draw:text-box>
        </draw:frame>
        <draw:connector draw:style-name="gr61" draw:text-style-name="P15" draw:layer="layout" svg:x1="14.307cm" svg:y1="7.84cm" svg:x2="19.652cm" svg:y2="8.108cm" draw:start-shape="id4" draw:start-glue-point="7" draw:end-shape="id2" draw:end-glue-point="26" svg:d="M14307 7840h2825v268h2520" svg:viewBox="0 0 5346 269">
          <text:p/>
        </draw:connector>
        <draw:frame draw:style-name="gr62" draw:text-style-name="P16" draw:layer="layout" svg:width="5.035cm" svg:height="0.962cm" svg:x="14.199cm" svg:y="7.187cm">
          <draw:text-box>
            <text:p><text:span text:style-name="T1">192.168.100.6</text:span></text:p>
          </draw:text-box>
        </draw:frame>
        <draw:connector draw:style-name="gr61" draw:text-style-name="P15" draw:layer="layout" svg:x1="20.42cm" svg:y1="9.278cm" svg:x2="24.02cm" svg:y2="9.248cm" draw:start-shape="id2" draw:start-glue-point="56" draw:end-shape="id5" draw:end-glue-point="3" svg:d="M20420 9278h1801v-30h1799" svg:viewBox="0 0 3601 31">
          <text:p/>
        </draw:connector>
        <draw:frame draw:style-name="gr62" draw:text-style-name="P16" draw:layer="layout" svg:width="5.035cm" svg:height="0.962cm" svg:x="20.895cm" svg:y="8.644cm">
          <draw:text-box>
            <text:p><text:span text:style-name="T1">192.168.100.2</text:span></text:p>
          </draw:text-box>
        </draw:frame>
        <draw:frame draw:style-name="gr62" draw:text-style-name="P17" draw:layer="layout" svg:width="5.92cm" svg:height="0.962cm" svg:x="22.427cm" svg:y="6.851cm">
          <draw:text-box>
            <text:p><text:span text:style-name="T2">BASTION SERVER</text:span></text:p>
          </draw:text-box>
        </draw:frame>
        <draw:g xml:id="id6" draw:id="id6">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89" draw:text-style-name="P1" draw:layer="layout" svg:width="1.728cm" svg:height="1.002cm" svg:x="25.044cm" svg:y="16.655cm" svg:viewBox="0 0 1729 1003" svg:d="M0 1003c489 0 1256-317 1587-525 331-209 0-478-166-478z">
            <text:p/>
          </draw:path>
          <draw:g>
            <draw:polygon draw:style-name="gr90" draw:text-style-name="P9" draw:layer="layout" svg:width="1.001cm" svg:height="2.481cm" svg:x="24.042cm" svg:y="15.176cm" svg:viewBox="0 0 1002 2482" draw:points="0,1909 0,0 1002,573 1002,2482">
              <text:p/>
            </draw:polygon>
            <draw:polygon draw:style-name="gr91" draw:text-style-name="P10" draw:layer="layout" svg:width="1.42cm" svg:height="2.72cm" svg:x="25.044cm" svg:y="14.937cm" svg:viewBox="0 0 1421 2721" draw:points="0,2721 0,812 1421,0 1421,1909">
              <text:p/>
            </draw:polygon>
            <draw:polygon draw:style-name="gr92" draw:text-style-name="P11" draw:layer="layout" svg:width="2.422cm" svg:height="1.384cm" svg:x="24.042cm" svg:y="14.364cm" svg:viewBox="0 0 2423 1385" draw:points="1002,1385 0,812 1421,0 2423,573">
              <text:p/>
            </draw:polygon>
            <draw:polygon draw:style-name="gr93" draw:text-style-name="P12" draw:layer="layout" svg:width="2.422cm" svg:height="3.293cm" svg:x="24.042cm" svg:y="14.364cm" svg:viewBox="0 0 2423 3294" draw:points="0,2721 0,812 1421,0 2423,573 2423,2482 1002,3294">
              <text:p/>
            </draw:polygon>
            <draw:line draw:style-name="gr94" draw:text-style-name="P13" draw:layer="layout" svg:x1="24.877cm" svg:y1="17.18cm" svg:x2="24.208cm" svg:y2="16.798cm">
              <text:p/>
            </draw:line>
            <draw:line draw:style-name="gr95" draw:text-style-name="P13" draw:layer="layout" svg:x1="24.877cm" svg:y1="17.371cm" svg:x2="24.208cm" svg:y2="16.989cm">
              <text:p/>
            </draw:line>
            <draw:line draw:style-name="gr96" draw:text-style-name="P13" draw:layer="layout" svg:x1="24.877cm" svg:y1="17.276cm" svg:x2="24.208cm" svg:y2="16.894cm">
              <text:p/>
            </draw:line>
            <draw:polyline draw:style-name="gr97" draw:text-style-name="P13" draw:layer="layout" svg:width="0.834cm" svg:height="0.572cm" svg:x="24.125cm" svg:y="15.462cm" svg:viewBox="0 0 835 573" draw:points="835,573 0,96 0,0">
              <text:p/>
            </draw:polyline>
            <draw:polyline draw:style-name="gr98" draw:text-style-name="P13" draw:layer="layout" svg:width="0.82cm" svg:height="0.574cm" svg:x="24.14cm" svg:y="15.46cm" svg:viewBox="0 0 821 575" draw:points="821,575 821,479 0,0">
              <text:p/>
            </draw:polyline>
            <draw:polygon draw:style-name="gr99" draw:text-style-name="P14" draw:layer="layout" svg:width="0.097cm" svg:height="0.167cm" svg:x="24.435cm" svg:y="16.415cm" svg:viewBox="0 0 98 168" draw:points="0,112 0,0 98,56 98,168">
              <text:p/>
            </draw:polygon>
            <draw:line draw:style-name="gr100" draw:text-style-name="P13" draw:layer="layout" svg:x1="24.877cm" svg:y1="17.085cm" svg:x2="24.208cm" svg:y2="16.703cm">
              <text:p/>
            </draw:line>
          </draw:g>
        </draw:g>
        <draw:frame draw:style-name="gr62" draw:text-style-name="P16" draw:layer="layout" svg:width="5.035cm" svg:height="0.962cm" svg:x="22.353cm" svg:y="10.562cm">
          <draw:text-box>
            <text:p><text:span text:style-name="T1">1</text:span><text:span text:style-name="T1">9</text:span><text:span text:style-name="T1">2</text:span><text:span text:style-name="T1">.</text:span><text:span text:style-name="T1">1</text:span><text:span text:style-name="T1">6</text:span><text:span text:style-name="T1">8</text:span><text:span text:style-name="T1">.</text:span><text:span text:style-name="T1">0</text:span><text:span text:style-name="T1">.</text:span><text:span text:style-name="T1">1</text:span><text:span text:style-name="T1">0</text:span><text:span text:style-name="T1">0</text:span></text:p>
          </draw:text-box>
        </draw:frame>
        <draw:frame draw:style-name="gr62" draw:text-style-name="P16" draw:layer="layout" svg:width="5.035cm" svg:height="0.962cm" svg:x="22.488cm" svg:y="13.801cm">
          <draw:text-box>
            <text:p><text:span text:style-name="T1">192.168.0</text:span><text:span text:style-name="T1">.13</text:span></text:p>
          </draw:text-box>
        </draw:frame>
        <draw:connector draw:style-name="gr61" draw:text-style-name="P15" draw:layer="layout" svg:x1="25.535cm" svg:y1="10.509cm" svg:x2="25.476cm" svg:y2="14.364cm" draw:start-shape="id5" draw:start-glue-point="2" draw:end-shape="id6" draw:end-glue-point="4" svg:d="M25535 10509v1928h-59v1927" svg:viewBox="0 0 60 3856">
          <text:p/>
        </draw:connector>
        <draw:frame draw:style-name="gr87" draw:text-style-name="P17" draw:layer="layout" svg:width="4.939cm" svg:height="0.877cm" svg:x="23.032cm" svg:y="17.748cm">
          <draw:text-box>
            <text:p><text:span text:style-name="T2">HO</text:span><text:span text:style-name="T2">ST </text:span><text:span text:style-name="T2">MA</text:span><text:span text:style-name="T2">CHI</text:span><text:span text:style-name="T2">NE</text:span></text:p>
          </draw:text-box>
        </draw:frame>
        <draw:g>
          <draw:custom-shape draw:style-name="gr101" draw:text-style-name="P18" draw:layer="layout" svg:width="2.165cm" svg:height="3.192cm" svg:x="2.245cm" svg:y="9.9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2" draw:text-style-name="P19" draw:layer="layout" svg:width="2.165cm" svg:height="1.011cm" svg:x="2.245cm" svg:y="9.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3465a4" draw:end-color="#ffffff" draw:start-intensity="100%" draw:end-intensity="100%" draw:angle="0" draw:border="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hatch draw:name="Hatching_20_2" draw:display-name="Hatching 2"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30T15:26:35.838421135</meta:creation-date>
    <dc:date>2021-08-15T20:22:09.999724428</dc:date>
    <meta:editing-duration>PT44M</meta:editing-duration>
    <meta:editing-cycles>8</meta:editing-cycles>
    <meta:generator>LibreOffice/6.1.5.2$Linux_X86_64 LibreOffice_project/10$Build-2</meta:generator>
    <meta:document-statistic meta:object-count="129"/>
  </office:meta>
</office:document-meta>
</file>